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69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</style:style>
    <style:style style:name="ce5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=2</text:p>
          </table:table-cell>
          <table:table-cell/>
          <table:table-cell office:value-type="string" calcext:value-type="string">
            <text:p>n=2</text:p>
          </table:table-cell>
          <table:table-cell/>
          <table:table-cell office:value-type="string" calcext:value-type="string">
            <text:p>n=2</text:p>
          </table:table-cell>
          <table:table-cell/>
          <table:table-cell office:value-type="string" calcext:value-type="string">
            <text:p>n = 4</text:p>
          </table:table-cell>
          <table:table-cell/>
          <table:table-cell office:value-type="string" calcext:value-type="string">
            <text:p>n=4 ?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NP=30</text:p>
          </table:table-cell>
          <table:table-cell/>
          <table:table-cell office:value-type="string" calcext:value-type="string">
            <text:p>NP=30</text:p>
          </table:table-cell>
          <table:table-cell/>
          <table:table-cell office:value-type="string" calcext:value-type="string">
            <text:p>NP = 30</text:p>
          </table:table-cell>
          <table:table-cell/>
          <table:table-cell office:value-type="string" calcext:value-type="string">
            <text:p>NP = 30</text:p>
          </table:table-cell>
          <table:table-cell/>
          <table:table-cell office:value-type="string" calcext:value-type="string">
            <text:p>NP = 10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JobID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JobID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JobID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JobID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JobID</text:p>
          </table:table-cell>
          <table:table-cell/>
          <table:table-cell office:value-type="string" calcext:value-type="string">
            <text:p>SpeedUp</text:p>
          </table:table-cell>
          <table:table-cell table:number-columns-repeated="2"/>
          <table:table-cell office:value-type="string" calcext:value-type="string">
            <text:p>20k 7n</text:p>
          </table:table-cell>
          <table:table-cell office:value-type="float" office:value="2984247" calcext:value-type="float">
            <text:p>2984247</text:p>
          </table:table-cell>
          <table:table-cell office:value-type="float" office:value="1151.458" calcext:value-type="float">
            <text:p>1151.458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3.025615" calcext:value-type="float">
            <text:p>103.025615</text:p>
          </table:table-cell>
          <table:table-cell office:value-type="float" office:value="2983047" calcext:value-type="float">
            <text:p>2983047</text:p>
          </table:table-cell>
          <table:table-cell table:style-name="ce1" office:value-type="float" office:value="254.2807" calcext:value-type="float">
            <text:p>254.2807</text:p>
          </table:table-cell>
          <table:table-cell office:value-type="float" office:value="2982407" calcext:value-type="float">
            <text:p>2982407</text:p>
          </table:table-cell>
          <table:table-cell office:value-type="float" office:value="932.975626" calcext:value-type="float">
            <text:p>932.975626</text:p>
          </table:table-cell>
          <table:table-cell office:value-type="float" office:value="2984165" calcext:value-type="float">
            <text:p>2984165</text:p>
          </table:table-cell>
          <table:table-cell table:number-columns-repeated="5"/>
          <table:table-cell table:formula="of:=[.$H$6]/[.H6]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2982243" calcext:value-type="float">
            <text:p>2982243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4.049629" calcext:value-type="float">
            <text:p>74.049629</text:p>
          </table:table-cell>
          <table:table-cell office:value-type="float" office:value="2983048" calcext:value-type="float">
            <text:p>2983048</text:p>
          </table:table-cell>
          <table:table-cell office:value-type="float" office:value="157.205" calcext:value-type="float">
            <text:p>157.205</text:p>
          </table:table-cell>
          <table:table-cell office:value-type="float" office:value="2982244" calcext:value-type="float">
            <text:p>2982244</text:p>
          </table:table-cell>
          <table:table-cell office:value-type="float" office:value="527.072721" calcext:value-type="float">
            <text:p>527.072721</text:p>
          </table:table-cell>
          <table:table-cell office:value-type="float" office:value="2980610" calcext:value-type="float">
            <text:p>2980610</text:p>
          </table:table-cell>
          <table:table-cell table:number-columns-repeated="5"/>
          <table:table-cell table:formula="of:=[.$H$6]/[.H7]" office:value-type="float" office:value="1.77010797339292" calcext:value-type="float">
            <text:p>1.77010797339292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1.81894" calcext:value-type="float">
            <text:p>121.81894</text:p>
          </table:table-cell>
          <table:table-cell office:value-type="float" office:value="2982409" calcext:value-type="float">
            <text:p>2982409</text:p>
          </table:table-cell>
          <table:table-cell office:value-type="float" office:value="398.955404" calcext:value-type="float">
            <text:p>398.955404</text:p>
          </table:table-cell>
          <table:table-cell office:value-type="float" office:value="2980611" calcext:value-type="float">
            <text:p>2980611</text:p>
          </table:table-cell>
          <table:table-cell office:value-type="float" office:value="2233.796417" calcext:value-type="float">
            <text:p>2233.796417</text:p>
          </table:table-cell>
          <table:table-cell office:value-type="float" office:value="2982500" calcext:value-type="float">
            <text:p>2982500</text:p>
          </table:table-cell>
          <table:table-cell table:number-columns-repeated="3"/>
          <table:table-cell table:formula="of:=[.$H$6]/[.H8]" office:value-type="float" office:value="2.33854615489805" calcext:value-type="float">
            <text:p>2.33854615489805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.513475" calcext:value-type="float">
            <text:p>66.513475</text:p>
          </table:table-cell>
          <table:table-cell office:value-type="float" office:value="2983050" calcext:value-type="float">
            <text:p>2983050</text:p>
          </table:table-cell>
          <table:table-cell office:value-type="float" office:value="103.4098" calcext:value-type="float">
            <text:p>103.4098</text:p>
          </table:table-cell>
          <table:table-cell table:style-name="ce2" office:value-type="float" office:value="2982410" calcext:value-type="float">
            <text:p>2982410</text:p>
          </table:table-cell>
          <table:table-cell office:value-type="float" office:value="360.107" calcext:value-type="float">
            <text:p>360.107</text:p>
          </table:table-cell>
          <table:table-cell office:value-type="float" office:value="2984082" calcext:value-type="float">
            <text:p>2984082</text:p>
          </table:table-cell>
          <table:table-cell office:value-type="float" office:value="1799.772848" calcext:value-type="float">
            <text:p>1799.772848</text:p>
          </table:table-cell>
          <table:table-cell office:value-type="float" office:value="2982501" calcext:value-type="float">
            <text:p>2982501</text:p>
          </table:table-cell>
          <table:table-cell table:number-columns-repeated="3"/>
          <table:table-cell table:formula="of:=[.$H$6]/[.H9]" office:value-type="float" office:value="2.59082890918533" calcext:value-type="float">
            <text:p>2.59082890918533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5.667173" calcext:value-type="float">
            <text:p>65.667173</text:p>
          </table:table-cell>
          <table:table-cell office:value-type="float" office:value="2983051" calcext:value-type="float">
            <text:p>2983051</text:p>
          </table:table-cell>
          <table:table-cell office:value-type="float" office:value="98.62012" calcext:value-type="float">
            <text:p>98.62012</text:p>
          </table:table-cell>
          <table:table-cell office:value-type="float" office:value="2982411" calcext:value-type="float">
            <text:p>2982411</text:p>
          </table:table-cell>
          <table:table-cell office:value-type="float" office:value="308.02378" calcext:value-type="float">
            <text:p>308.02378</text:p>
          </table:table-cell>
          <table:table-cell office:value-type="float" office:value="2980613" calcext:value-type="float">
            <text:p>2980613</text:p>
          </table:table-cell>
          <table:table-cell office:value-type="float" office:value="1558.539461" calcext:value-type="float">
            <text:p>1558.539461</text:p>
          </table:table-cell>
          <table:table-cell table:style-name="ce2" office:value-type="float" office:value="2982502" calcext:value-type="float">
            <text:p>2982502</text:p>
          </table:table-cell>
          <table:table-cell table:number-columns-repeated="3"/>
          <table:table-cell table:formula="of:=[.$H$6]/[.H10]" office:value-type="float" office:value="3.02890778757406" calcext:value-type="float">
            <text:p>3.02890778757406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.043334" calcext:value-type="float">
            <text:p>67.043334</text:p>
          </table:table-cell>
          <table:table-cell office:value-type="float" office:value="2983052" calcext:value-type="float">
            <text:p>2983052</text:p>
          </table:table-cell>
          <table:table-cell office:value-type="float" office:value="96.0955" calcext:value-type="float">
            <text:p>96.0955</text:p>
          </table:table-cell>
          <table:table-cell table:style-name="ce2" office:value-type="float" office:value="2983963" calcext:value-type="float">
            <text:p>2983963</text:p>
          </table:table-cell>
          <table:table-cell office:value-type="float" office:value="283.994659" calcext:value-type="float">
            <text:p>283.994659</text:p>
          </table:table-cell>
          <table:table-cell office:value-type="float" office:value="2980616" calcext:value-type="float">
            <text:p>2980616</text:p>
          </table:table-cell>
          <table:table-cell table:number-columns-repeated="5"/>
          <table:table-cell table:formula="of:=[.$H$6]/[.H11]" office:value-type="float" office:value="3.28518722600343" calcext:value-type="float">
            <text:p>3.28518722600343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6.180902" calcext:value-type="float">
            <text:p>66.180902</text:p>
          </table:table-cell>
          <table:table-cell office:value-type="float" office:value="2983053" calcext:value-type="float">
            <text:p>2983053</text:p>
          </table:table-cell>
          <table:table-cell office:value-type="float" office:value="94.615957" calcext:value-type="float">
            <text:p>94.615957</text:p>
          </table:table-cell>
          <table:table-cell office:value-type="float" office:value="2982413" calcext:value-type="float">
            <text:p>2982413</text:p>
          </table:table-cell>
          <table:table-cell office:value-type="float" office:value="259.96894" calcext:value-type="float">
            <text:p>259.96894</text:p>
          </table:table-cell>
          <table:table-cell office:value-type="float" office:value="2980617" calcext:value-type="float">
            <text:p>2980617</text:p>
          </table:table-cell>
          <table:table-cell office:value-type="float" office:value="1383.352912" calcext:value-type="float">
            <text:p>1383.352912</text:p>
          </table:table-cell>
          <table:table-cell table:style-name="ce3" office:value-type="float" office:value="2982504" calcext:value-type="float">
            <text:p>2982504</text:p>
          </table:table-cell>
          <table:table-cell table:number-columns-repeated="3"/>
          <table:table-cell table:formula="of:=[.$H$6]/[.H12]" office:value-type="float" office:value="3.58879651546065" calcext:value-type="float">
            <text:p>3.58879651546065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1.47534" calcext:value-type="float">
            <text:p>71.47534</text:p>
          </table:table-cell>
          <table:table-cell office:value-type="float" office:value="2984171" calcext:value-type="float">
            <text:p>2984171</text:p>
          </table:table-cell>
          <table:table-cell office:value-type="float" office:value="87.092655" calcext:value-type="float">
            <text:p>87.092655</text:p>
          </table:table-cell>
          <table:table-cell table:style-name="ce2" office:value-type="float" office:value="2982418" calcext:value-type="float">
            <text:p>2982418</text:p>
          </table:table-cell>
          <table:table-cell office:value-type="float" office:value="223.17396" calcext:value-type="float">
            <text:p>223.17396</text:p>
          </table:table-cell>
          <table:table-cell office:value-type="float" office:value="2980618" calcext:value-type="float">
            <text:p>2980618</text:p>
          </table:table-cell>
          <table:table-cell office:value-type="float" office:value="928.186389" calcext:value-type="float">
            <text:p>928.186389</text:p>
          </table:table-cell>
          <table:table-cell table:style-name="ce3" office:value-type="float" office:value="2982505" calcext:value-type="float">
            <text:p>2982505</text:p>
          </table:table-cell>
          <table:table-cell table:number-columns-repeated="3"/>
          <table:table-cell table:formula="of:=[.$H$6]/[.H13]" office:value-type="float" office:value="4.180486047745" calcext:value-type="float">
            <text:p>4.180486047745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Seq (Sandra)</text:p>
          </table:table-cell>
          <table:table-cell table:formula="of:=20.28*60" office:value-type="float" office:value="1216.8" calcext:value-type="float">
            <text:p>1216.8</text:p>
          </table:table-cell>
          <table:table-cell/>
          <table:table-cell table:formula="of:=78.18*60" office:value-type="float" office:value="4690.8" calcext:value-type="float">
            <text:p>4690.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q(sklear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formula="of:=18000*1.25*1.2*58*2/3/1000" office:value-type="float" office:value="1044" calcext:value-type="float">
            <text:p>1044</text:p>
          </table:table-cell>
          <table:table-cell table:number-columns-repeated="101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S=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o Trace</text:p>
          </table:table-cell>
          <table:table-cell office:value-type="string" calcext:value-type="string">
            <text:p>n=2</text:p>
          </table:table-cell>
          <table:table-cell table:number-columns-repeated="2"/>
          <table:table-cell office:value-type="string" calcext:value-type="string">
            <text:p>n=2</text:p>
          </table:table-cell>
          <table:table-cell table:number-columns-repeated="2"/>
          <table:table-cell office:value-type="string" calcext:value-type="string">
            <text:p>n=2</text:p>
          </table:table-cell>
          <table:table-cell table:number-columns-repeated="2"/>
          <table:table-cell office:value-type="string" calcext:value-type="string">
            <text:p>n = 4</text:p>
          </table:table-cell>
          <table:table-cell table:number-columns-repeated="2"/>
          <table:table-cell office:value-type="string" calcext:value-type="string">
            <text:p>n=4 ?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NP=8</text:p>
          </table:table-cell>
          <table:table-cell table:number-columns-repeated="2"/>
          <table:table-cell office:value-type="string" calcext:value-type="string">
            <text:p>NP=30</text:p>
          </table:table-cell>
          <table:table-cell table:number-columns-repeated="2"/>
          <table:table-cell office:value-type="string" calcext:value-type="string">
            <text:p>NP = 30</text:p>
          </table:table-cell>
          <table:table-cell table:number-columns-repeated="2"/>
          <table:table-cell office:value-type="string" calcext:value-type="string">
            <text:p>NP = 30</text:p>
          </table:table-cell>
          <table:table-cell table:number-columns-repeated="2"/>
          <table:table-cell office:value-type="string" calcext:value-type="string">
            <text:p>NP = 10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Workers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JobID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JobID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JobID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JobID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JobID</text:p>
          </table:table-cell>
          <table:table-cell office:value-type="string" calcext:value-type="string">
            <text:p>SpeedUp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2"/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10"/>
          <table:table-cell table:style-name="ce2"/>
          <table:table-cell table:number-columns-repeated="10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table:style-name="ce2"/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table:style-name="ce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q (Sandra)</text:p>
          </table:table-cell>
          <table:table-cell table:formula="of:=20.28*60" office:value-type="float" office:value="1216.8" calcext:value-type="float">
            <text:p>1216.8</text:p>
          </table:table-cell>
          <table:table-cell table:number-columns-repeated="2"/>
          <table:table-cell table:formula="of:=78.18*60" office:value-type="float" office:value="4690.8" calcext:value-type="float">
            <text:p>4690.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q(sklearn)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style-name="ce5"/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08:49:27.992612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07-03T14:33:22</meta:creation-date>
    <dc:date>2017-07-19T17:47:05.907913901</dc:date>
    <meta:generator>LibreOffice/5.2.5.1$Linux_X86_64 LibreOffice_project/20m0$Build-1</meta:generator>
    <meta:editing-duration>PT21H54M26S</meta:editing-duration>
    <meta:editing-cycles>4</meta:editing-cycles>
    <meta:document-statistic meta:table-count="2" meta:cell-count="14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